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b7c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db7c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db7ce"/>
    </style:style>
    <style:style style:name="P4" style:family="paragraph" style:parent-style-name="Standard">
      <style:text-properties officeooo:paragraph-rsid="000db7ce"/>
    </style:style>
    <style:style style:name="T1" style:family="text">
      <style:text-properties officeooo:rsid="0009de13"/>
    </style:style>
    <style:style style:name="T2" style:family="text">
      <style:text-properties officeooo:rsid="000db7ce"/>
    </style:style>
    <style:style style:name="T3" style:family="text">
      <style:text-properties officeooo:rsid="000edd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dde9" style:font-weight-asian="bold" style:font-weight-complex="bold"/>
    </style:style>
    <style:style style:name="T6" style:family="text">
      <style:text-properties officeooo:rsid="000f7c92"/>
    </style:style>
    <style:style style:name="T7" style:family="text">
      <style:text-properties officeooo:rsid="00107b02"/>
    </style:style>
    <style:style style:name="T8" style:family="text">
      <style:text-properties officeooo:rsid="0012011e"/>
    </style:style>
    <style:style style:name="T9" style:family="text">
      <style:text-properties officeooo:rsid="0012c292"/>
    </style:style>
    <style:style style:name="T10" style:family="text">
      <style:text-properties officeooo:rsid="00136538"/>
    </style:style>
    <style:style style:name="T11" style:family="text">
      <style:text-properties fo:color="#c9211e" officeooo:rsid="00136538"/>
    </style:style>
    <style:style style:name="T12" style:family="text">
      <style:text-properties officeooo:rsid="0014b0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ionalidades:</text:p>
      <text:p text:style-name="P4"/>
      <text:p text:style-name="P4">- yo como rescatita quiero escanear el codigo qr de la chapita de la mascota perdida para rellenar formulario <text:span text:style-name="T6">y asi contactar al dueño.</text:span></text:p>
      <text:p text:style-name="P4">- yo como rescatita que encontro una mascota perdida sin chapita quiero:</text:p>
      <text:p text:style-name="P4"><text:tab/>- generar una piublicacion de mascota perdida<text:span text:style-name="T6">(rellenando el fomrulario)</text:span></text:p>
      <text:p text:style-name="P4"><text:tab/><text:span text:style-name="T7">y/o </text:span>quiero buscar un hogar de transito adecuado </text:p>
      <text:p text:style-name="P4">- yo como dueño de mascota perdida quiero recibir una notificacion cuando encuentren a mi mascota perdida con chapita, por cualquier medio.</text:p>
      <text:p text:style-name="P4">- yo como dueño de mascota perdida <text:span text:style-name="T7">(sin chapita) </text:span>quiero poder buscar entre las publicaciones de mascotas perdidas para buscar la mia (rellenar formulario <text:span text:style-name="T7">ver</text:span>)</text:p>
      <text:p text:style-name="P4">- yo como usuario voluntario quiero poder gestionar las publicaciones de mascotas perdidas <text:span text:style-name="T8">de mi organización </text:span>para poder aprobarlas.(seccion de publicaciones pendientes)</text:p>
      <text:p text:style-name="P4"/>
      <text:p text:style-name="P4"/>
      <text:p text:style-name="P4"/>
      <text:p text:style-name="P2">Workflows</text:p>
      <text:p text:style-name="P1">1)<text:span text:style-name="T1">rescatista e</text:span>ncuentra mascota perdida sin chapita:</text:p>
      <text:p text:style-name="P4"><text:tab/>A) rescatista (encuentra mascota) --&gt; crea publicacion 'estado pendiente', asociando a la asociacion mas cercana (sistema ofrece opcion hogar transitorio)--&gt; voluntario de la asociacion la aprueba--&gt; se publica en el feed de mascotas perdidas.</text:p>
      <text:p text:style-name="P4"><text:tab/>B) opcion buscar hogar transitorio--&gt; sistema muestra opciones segun ubicacion informada --&gt; selecciona una---&gt; ? [muestra info datos de contacto] <text:span text:style-name="T11">falta diagrama de clases con el adapter</text:span></text:p>
      <text:p text:style-name="P4"/>
      <text:p text:style-name="P1">2)dueño encuentra a su mascota perdida sin chapita: </text:p>
      <text:p text:style-name="P4">entra al feed--→(se<text:span text:style-name="T7"> loggea en caso de ser necesario)</text:span> encuentra mascota y rellena formulario<text:span text:style-name="T12">(esa info con el loggeo alcanza)</text:span>--&gt; se ponen en contacto de alguna manera (enviar notificacion al rescatista dandole el contacto del dueño y luego darle el num de contacto del rescatista al dueño). </text:p>
      <text:p text:style-name="P4"/>
      <text:p text:style-name="P4"><text:span text:style-name="T4">3) </text:span><text:span text:style-name="T5">rescatista </text:span><text:span text:style-name="T4">encuentra mascota perdida con chapita</text:span><text:span text:style-name="T5">QR</text:span><text:span text:style-name="T4">:</text:span></text:p>
      <text:p text:style-name="P4"><text:tab/> A)<text:span text:style-name="T9">(</text:span>loggeo de rescatista<text:span text:style-name="T9">)</text:span>-&gt;</text:p>
      <text:p text:style-name="P4"><text:tab/><text:tab/>- menu:boton/opcion: "encontre mascota perdida"</text:p>
      <text:p text:style-name="P4"><text:tab/><text:tab/>- pantalla: "escaneo "--&gt; <text:s/>relleno con la info sobre el rescatista y sobre la mascota automaticamente y el rescatista rellena manualmnt sobre el encuentro de la mascota)--submit--&gt; se le notifica al dueño, y [se le deja los datos de contacto] </text:p>
      <text:p text:style-name="P4"/>
      <text:p text:style-name="P4"/>
      <text:p text:style-name="P3">a tener en cuenta:</text:p>
      <text:p text:style-name="P4"><text:tab/>- la api rest de ubicaciones cercanas.</text:p>
      <text:p text:style-name="P4"><text:tab/>- datos sensibles.</text:p>
      <text:p text:style-name="P4"><text:tab/>- fotos a modo carrousel de la mascota encontrada en la publicacion.</text:p>
      <text:p text:style-name="P4"/>
      <text:p text:style-name="P4"/>
      <text:p text:style-name="P3">sistema debe: </text:p>
      <text:p text:style-name="P4">publicar publicacion (feed?) de mascotas perdidas, previamente aprobada por un voluntario de la asociacion (la mas cercana <text:s/>ala ubicacion de la mascota)</text:p>
      <text:p text:style-name="P4">-notificar al dueño, de que encontraron su mascota con chapita</text:p>
      <text:p text:style-name="P4">-notificar al rescatista cuando un dueño encuentra a su mascota</text:p>
      <text:p text:style-name="P4">- ofrecer posibles hogares de transito a los rescatistas(api rest existente? podria ser ofrecido segun la ubicacion?)</text:p>
      <text:p text:style-name="P4">- tener un<text:span text:style-name="T2">a seccion </text:span>de <text:span text:style-name="T2">publicaciones de </text:span>mascotas perdidas sin chapita. </text:p>
      <text:p text:style-name="P4">-(vision voluntario de asociacion) <text:span text:style-name="T2">seccion </text:span>de aprobaciones de publicaciones <text:span text:style-name="T2">pendientes</text:span></text:p>
      <text:p text:style-name="P4"><text:soft-page-break/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6:39:18.367029685</meta:creation-date>
    <dc:date>2021-06-05T20:30:29.387154478</dc:date>
    <meta:editing-duration>PT19M3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420" meta:character-count="2730" meta:non-whitespace-character-count="2329"/>
  </office:meta>
</office:document-meta>
</file>